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477 Lab 7</text:p>
      <text:p text:style-name="P1">AVR Battery Tester</text:p>
      <text:p text:style-name="P2">Cameron McGary, Joel Castro</text:p>
      <text:p text:style-name="P2">April 9, 2010</text:p>
      <text:p text:style-name="P2"/>
      <text:p text:style-name="P3">Introduction</text:p>
      <text:p text:style-name="P3"/>
      <text:p text:style-name="P3"><text:tab/><text:span text:style-name="T1">This lab focused on using some of the functionality in the AVR to do things we could not do on just the PC. Instead of performing simple tasks like changing the case of numbers, the plan is to use the A-D converter in the AVR ATMEGA88 to read the voltage off the battery and report it back to the computer. The computer will poll the AVR at specified intervals, in order to receive data. The battery will be left on the tester using relatively low-valued resistors, in order to observe it's draining characteristics.</text:span></text:p>
      <text:p text:style-name="P3"><text:span text:style-name="T1"/></text:p>
      <text:p text:style-name="P3"><text:span text:style-name="T1"/></text:p>
      <text:p text:style-name="P3">Synopsis – A, PC Side</text:p>
      <text:p text:style-name="P3"><text:span text:style-name="T1"/></text:p>
      <text:p text:style-name="P3"><text:span text:style-name="T1">The computer is responsible for polling the AVR and receiving the data it returns. After the PC sends the comma (and optional system time,) the AVR will be triggered to calculate the A-D conversion and return it to the PC. After the PC transmits, it will clear its serial buffer, and prepare to receive.</text:span></text:p>
      <text:p text:style-name="P3"><text:span text:style-name="T1">Upon receiving a value, the PC will convert the value (encoded into a character value from 0-255) it will do a conversion to double and output this information and the system timestamp to a file. The format is:</text:span></text:p>
      <text:p text:style-name="P3"><text:span text:style-name="T1"><text:tab/><text:tab/>System Time,vout(V)</text:span></text:p>
      <text:p text:style-name="P3"><text:span text:style-name="T1">example - <text:tab/>12234105,1.2210</text:span></text:p>
      <text:p text:style-name="P3"><text:span text:style-name="T1"/></text:p>
      <text:p text:style-name="P3"><text:span text:style-name="T1">This process will repeat every second, in order to receive a detailed enough dataset. Offloading the conversion math from the AVR to the PC saves both memory in programming the AVR, and serial transmit time. Every value the AVR returns is effectively just one byte, so this sampling method can achieve relatively high sample rates.</text:span></text:p>
      <text:p text:style-name="P3"><text:span text:style-name="T1"/></text:p>
      <text:p text:style-name="P3">Initializing the serial communication</text:p>
      <text:p text:style-name="P3"><text:span text:style-name="T1"/></text:p>
      <text:p text:style-name="P3"><text:span text:style-name="T1">Initializing the serial communication is done much the same way it was done in previous labs. The serial communication initialization was mostly a port of the linux dumb_terminal.c provided in the code bits. A new terminal (termios) <text:s/>structure is created and modified to remove features that are not normally used in serial terminal mode. For example, canonical input is disabled, echoes are disabled, all lflags and oflags are disabled. In addition, the terminal is set to raw mode and the serial link is set to 9600 baud, no parity, 1 stop bit. This option is not user configurable.</text:span></text:p>
      <text:p text:style-name="P3"><text:span text:style-name="T1"/></text:p>
      <text:p text:style-name="P3">Communicating with the chip</text:p>
      <text:p text:style-name="P3"><text:span text:style-name="T1"/></text:p>
      <text:p text:style-name="P3"><text:span text:style-name="T1">The PC performs a function that is more or less the same as can be done from a user, manually from minicom. The PC just sends a comma (at minimum) to the AVR at specified intervals, and receives the data and writes it to a file. The connection is locked in a #define as /dev/ttyUSB0, and is not user configurable. This could easily be changed (since the program accepts arguments) by allowing the user to specify a connection through the command line arguments passed to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 </meta:initial-creator>
    <meta:creation-date>2010-04-08T22:55:54</meta:creation-date>
    <dc:date>2010-04-08T23:59:41</dc:date>
    <dc:creator>Cam </dc:creator>
    <meta:editing-duration>PT01H03M51S</meta:editing-duration>
    <meta:editing-cycles>10</meta:editing-cycles>
    <meta:generator>OpenOffice.org/3.1$Linux OpenOffice.org_project/310m19$Build-9420</meta:generator>
    <meta:document-statistic meta:table-count="0" meta:image-count="0" meta:object-count="0" meta:page-count="1" meta:paragraph-count="16" meta:word-count="457" meta:character-count="2642"/>
  </office:meta>
</office:document-meta>
</file>